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formula="of:=([.L$5]/[.L$3]*(1-EXP(-[.L$3]*SQRT([.A2]*3600)))+[.L$4]*[.A2]*3600)*100" office:value-type="float" office:value="0.297514288513588" calcext:value-type="float">
            <text:p>0.297514288513588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([.L$5]/[.L$3]*(1-EXP(-[.L$3]*SQRT([.A3]*3600)))+[.L$4]*[.A3]*3600)*100" office:value-type="float" office:value="0.391145656053487" calcext:value-type="float">
            <text:p>0.391145656053487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float" office:value="0.113173248618806" calcext:value-type="float">
            <text:p>0.11317324861880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([.L$5]/[.L$3]*(1-EXP(-[.L$3]*SQRT([.A4]*3600)))+[.L$4]*[.A4]*3600)*100" office:value-type="float" office:value="0.503695953781917" calcext:value-type="float">
            <text:p>0.503695953781917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=</text:p>
          </table:table-cell>
          <table:table-cell office:value-type="float" office:value="0.00000515892375196475" calcext:value-type="float">
            <text:p>5.15892375196475E-0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([.L$5]/[.L$3]*(1-EXP(-[.L$3]*SQRT([.A5]*3600)))+[.L$4]*[.A5]*3600)*100" office:value-type="float" office:value="0.63579549909061" calcext:value-type="float">
            <text:p>0.63579549909061</text:p>
          </table:table-cell>
          <table:table-cell table:number-columns-repeated="7"/>
          <table:table-cell office:value-type="string" calcext:value-type="string">
            <text:p>s</text:p>
          </table:table-cell>
          <table:table-cell office:value-type="string" calcext:value-type="string">
            <text:p>=</text:p>
          </table:table-cell>
          <table:table-cell office:value-type="float" office:value="0.000855461248783132" calcext:value-type="float">
            <text:p>0.00085546124878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([.L$5]/[.L$3]*(1-EXP(-[.L$3]*SQRT([.A6]*3600)))+[.L$4]*[.A6]*3600)*100" office:value-type="float" office:value="0.724069266967718" calcext:value-type="float">
            <text:p>0.72406926696771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([.L$5]/[.L$3]*(1-EXP(-[.L$3]*SQRT([.A7]*3600)))+[.L$4]*[.A7]*3600)*100" office:value-type="float" office:value="0.793713226155165" calcext:value-type="float">
            <text:p>0.79371322615516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([.L$5]/[.L$3]*(1-EXP(-[.L$3]*SQRT([.A8]*3600)))+[.L$4]*[.A8]*3600)*100" office:value-type="float" office:value="0.85332186139166" calcext:value-type="float">
            <text:p>0.85332186139166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([.L$5]/[.L$3]*(1-EXP(-[.L$3]*SQRT([.A9]*3600)))+[.L$4]*[.A9]*3600)*100" office:value-type="float" office:value="0.906826561544739" calcext:value-type="float">
            <text:p>0.906826561544739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([.L$5]/[.L$3]*(1-EXP(-[.L$3]*SQRT([.A10]*3600)))+[.L$4]*[.A10]*3600)*100" office:value-type="float" office:value="0.956325850891597" calcext:value-type="float">
            <text:p>0.95632585089159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([.L$5]/[.L$3]*(1-EXP(-[.L$3]*SQRT([.A11]*3600)))+[.L$4]*[.A11]*3600)*100" office:value-type="float" office:value="1.00305494419816" calcext:value-type="float">
            <text:p>1.00305494419816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([.L$5]/[.L$3]*(1-EXP(-[.L$3]*SQRT([.A12]*3600)))+[.L$4]*[.A12]*3600)*100" office:value-type="float" office:value="1.04779224383917" calcext:value-type="float">
            <text:p>1.0477922438391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([.L$5]/[.L$3]*(1-EXP(-[.L$3]*SQRT([.A13]*3600)))+[.L$4]*[.A13]*3600)*100" office:value-type="float" office:value="1.09105376058766" calcext:value-type="float">
            <text:p>1.0910537605876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([.L$5]/[.L$3]*(1-EXP(-[.L$3]*SQRT([.A14]*3600)))+[.L$4]*[.A14]*3600)*100" office:value-type="float" office:value="1.13319525096968" calcext:value-type="float">
            <text:p>1.1331952509696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([.L$5]/[.L$3]*(1-EXP(-[.L$3]*SQRT([.A15]*3600)))+[.L$4]*[.A15]*3600)*100" office:value-type="float" office:value="1.1744698061895" calcext:value-type="float">
            <text:p>1.1744698061895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([.L$5]/[.L$3]*(1-EXP(-[.L$3]*SQRT([.A16]*3600)))+[.L$4]*[.A16]*3600)*100" office:value-type="float" office:value="1.21506217315526" calcext:value-type="float">
            <text:p>1.21506217315526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([.L$5]/[.L$3]*(1-EXP(-[.L$3]*SQRT([.A17]*3600)))+[.L$4]*[.A17]*3600)*100" office:value-type="float" office:value="1.25511014386525" calcext:value-type="float">
            <text:p>1.2551101438652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([.L$5]/[.L$3]*(1-EXP(-[.L$3]*SQRT([.A18]*3600)))+[.L$4]*[.A18]*3600)*100" office:value-type="float" office:value="1.29471838662755" calcext:value-type="float">
            <text:p>1.2947183866275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([.L$5]/[.L$3]*(1-EXP(-[.L$3]*SQRT([.A19]*3600)))+[.L$4]*[.A19]*3600)*100" office:value-type="float" office:value="1.33396767155176" calcext:value-type="float">
            <text:p>1.33396767155176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([.L$5]/[.L$3]*(1-EXP(-[.L$3]*SQRT([.A20]*3600)))+[.L$4]*[.A20]*3600)*100" office:value-type="float" office:value="1.37292118894648" calcext:value-type="float">
            <text:p>1.3729211889464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([.L$5]/[.L$3]*(1-EXP(-[.L$3]*SQRT([.A21]*3600)))+[.L$4]*[.A21]*3600)*100" office:value-type="float" office:value="1.41162897671702" calcext:value-type="float">
            <text:p>1.41162897671702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([.L$5]/[.L$3]*(1-EXP(-[.L$3]*SQRT([.A22]*3600)))+[.L$4]*[.A22]*3600)*100" office:value-type="float" office:value="1.45013108523" calcext:value-type="float">
            <text:p>1.4501310852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([.L$5]/[.L$3]*(1-EXP(-[.L$3]*SQRT([.A23]*3600)))+[.L$4]*[.A23]*3600)*100" office:value-type="float" office:value="1.48845987980091" calcext:value-type="float">
            <text:p>1.48845987980091</text:p>
          </table:table-cell>
          <table:table-cell table:number-columns-repeated="10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([.L$5]/[.L$3]*(1-EXP(-[.L$3]*SQRT([.A24]*3600)))+[.L$4]*[.A24]*3600)*100" office:value-type="float" office:value="1.52664174215576" calcext:value-type="float">
            <text:p>1.5266417421557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([.L$5]/[.L$3]*(1-EXP(-[.L$3]*SQRT([.A25]*3600)))+[.L$4]*[.A25]*3600)*100" office:value-type="float" office:value="1.56469834544479" calcext:value-type="float">
            <text:p>1.56469834544479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([.L$5]/[.L$3]*(1-EXP(-[.L$3]*SQRT([.A26]*3600)))+[.L$4]*[.A26]*3600)*100" office:value-type="float" office:value="1.60264762178479" calcext:value-type="float">
            <text:p>1.6026476217847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([.L$5]/[.L$3]*(1-EXP(-[.L$3]*SQRT([.A27]*3600)))+[.L$4]*[.A27]*3600)*100" office:value-type="float" office:value="1.640504504885" calcext:value-type="float">
            <text:p>1.640504504885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[.L$5]/[.L$3]*(1-EXP(-[.L$3]*SQRT([.A28]*3600)))+[.L$4]*[.A28]*3600)*100" office:value-type="float" office:value="1.6782815059771" calcext:value-type="float">
            <text:p>1.6782815059771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([.L$5]/[.L$3]*(1-EXP(-[.L$3]*SQRT([.A29]*3600)))+[.L$4]*[.A29]*3600)*100" office:value-type="float" office:value="1.71598916471652" calcext:value-type="float">
            <text:p>1.7159891647165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([.L$5]/[.L$3]*(1-EXP(-[.L$3]*SQRT([.A30]*3600)))+[.L$4]*[.A30]*3600)*100" office:value-type="float" office:value="1.7536364052791" calcext:value-type="float">
            <text:p>1.753636405279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([.L$5]/[.L$3]*(1-EXP(-[.L$3]*SQRT([.A31]*3600)))+[.L$4]*[.A31]*3600)*100" office:value-type="float" office:value="1.79123081984697" calcext:value-type="float">
            <text:p>1.7912308198469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([.L$5]/[.L$3]*(1-EXP(-[.L$3]*SQRT([.A32]*3600)))+[.L$4]*[.A32]*3600)*100" office:value-type="float" office:value="1.82877889596621" calcext:value-type="float">
            <text:p>1.8287788959662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([.L$5]/[.L$3]*(1-EXP(-[.L$3]*SQRT([.A33]*3600)))+[.L$4]*[.A33]*3600)*100" office:value-type="float" office:value="1.86628620014545" calcext:value-type="float">
            <text:p>1.8662862001454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([.L$5]/[.L$3]*(1-EXP(-[.L$3]*SQRT([.A34]*3600)))+[.L$4]*[.A34]*3600)*100" office:value-type="float" office:value="1.90375752706709" calcext:value-type="float">
            <text:p>1.9037575270670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([.L$5]/[.L$3]*(1-EXP(-[.L$3]*SQRT([.A35]*3600)))+[.L$4]*[.A35]*3600)*100" office:value-type="float" office:value="1.94119702157636" calcext:value-type="float">
            <text:p>1.9411970215763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([.L$5]/[.L$3]*(1-EXP(-[.L$3]*SQRT([.A36]*3600)))+[.L$4]*[.A36]*3600)*100" office:value-type="float" office:value="1.97860827897141" calcext:value-type="float">
            <text:p>1.9786082789714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([.L$5]/[.L$3]*(1-EXP(-[.L$3]*SQRT([.A37]*3600)))+[.L$4]*[.A37]*3600)*100" office:value-type="float" office:value="2.01599442788562" calcext:value-type="float">
            <text:p>2.01599442788562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([.L$5]/[.L$3]*(1-EXP(-[.L$3]*SQRT([.A38]*3600)))+[.L$4]*[.A38]*3600)*100" office:value-type="float" office:value="2.05335819912038" calcext:value-type="float">
            <text:p>2.0533581991203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([.L$5]/[.L$3]*(1-EXP(-[.L$3]*SQRT([.A39]*3600)))+[.L$4]*[.A39]*3600)*100" office:value-type="float" office:value="2.09070198307417" calcext:value-type="float">
            <text:p>2.0907019830741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([.L$5]/[.L$3]*(1-EXP(-[.L$3]*SQRT([.A40]*3600)))+[.L$4]*[.A40]*3600)*100" office:value-type="float" office:value="2.12802787786621" calcext:value-type="float">
            <text:p>2.1280278778662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([.L$5]/[.L$3]*(1-EXP(-[.L$3]*SQRT([.A41]*3600)))+[.L$4]*[.A41]*3600)*100" office:value-type="float" office:value="2.16533772982865" calcext:value-type="float">
            <text:p>2.1653377298286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([.L$5]/[.L$3]*(1-EXP(-[.L$3]*SQRT([.A42]*3600)))+[.L$4]*[.A42]*3600)*100" office:value-type="float" office:value="2.20263316771025" calcext:value-type="float">
            <text:p>2.2026331677102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([.L$5]/[.L$3]*(1-EXP(-[.L$3]*SQRT([.A43]*3600)))+[.L$4]*[.A43]*3600)*100" office:value-type="float" office:value="2.23991563167491" calcext:value-type="float">
            <text:p>2.2399156316749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7:46:30.580966242</meta:creation-date>
    <dc:date>2021-12-13T18:34:47.139012469</dc:date>
    <meta:editing-duration>PT48M16S</meta:editing-duration>
    <meta:editing-cycles>2</meta:editing-cycles>
    <meta:generator>LibreOffice/6.4.7.2$Linux_X86_64 LibreOffice_project/40$Build-2</meta:generator>
    <meta:document-statistic meta:table-count="1" meta:cell-count="95" meta:object-count="0"/>
  </office:meta>
</office:document-meta>
</file>